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1.1812in"/>
          <style:tab-stop style:type="left" style:position="2.3625in"/>
          <style:tab-stop style:type="left" style:position="3.15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1.1812in"/>
          <style:tab-stop style:type="left" style:position="2.3625in"/>
          <style:tab-stop style:type="left" style:position="3.15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1.1812in"/>
          <style:tab-stop style:type="left" style:position="2.3625in"/>
          <style:tab-stop style:type="left" style:position="3.15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leader-style="dotted" style:leader-text="." style:position="0.3937in"/>
          <style:tab-stop style:type="left" style:position="1.1812in"/>
          <style:tab-stop style:type="left" style:leader-style="dash" style:leader-text="-" style:position="2.3625in"/>
          <style:tab-stop style:type="left" style:leader-style="solid" style:leader-text="_" style:position="3.1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leader-style="dotted" style:leader-text="." style:position="0.3937in"/>
          <style:tab-stop style:type="left" style:position="1.1812in"/>
          <style:tab-stop style:type="left" style:leader-style="dash" style:leader-text="-" style:position="2.3625in"/>
          <style:tab-stop style:type="left" style:leader-style="solid" style:leader-text="_" style:position="3.15in"/>
        </style:tab-stops>
      </style:paragraph-properties>
    </style:style>
    <style:style style:name="TableColumn8" style:family="table-column">
      <style:table-column-properties style:column-width="3.2229in"/>
    </style:style>
    <style:style style:name="TableColumn9" style:family="table-column">
      <style:table-column-properties style:column-width="3.2229in"/>
    </style:style>
    <style:style style:name="Table7" style:family="table">
      <style:table-properties style:width="6.4458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text-properties style:font-name-asian="Cambria" fo:font-size="11pt" style:font-size-asian="11pt" style:font-size-complex="11pt" style:language-asian="en" style:country-asian="US"/>
    </style:style>
    <style:style style:name="P13" style:parent-style-name="Standard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text-properties style:font-name-asian="Cambria" fo:font-size="11pt" style:font-size-asian="11pt" style:font-size-complex="11pt" style:language-asian="en" style:country-asian="US"/>
    </style:style>
    <style:style style:name="P16" style:parent-style-name="Standard" style:family="paragraph">
      <style:text-properties style:font-name-asian="Cambria" fo:font-size="11pt" style:font-size-asian="11pt" style:font-size-complex="11pt" style:language-asian="en" style:country-asian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-asian="Cambria" fo:font-size="11pt" style:font-size-asian="11pt" style:font-size-complex="11pt" style:language-asian="en" style:country-asian="US"/>
    </style:style>
    <style:style style:name="P20" style:parent-style-name="Standard" style:family="paragraph">
      <style:text-properties style:font-name-asian="Cambria" fo:font-size="11pt" style:font-size-asian="11pt" style:font-size-complex="11pt" style:language-asian="en" style:country-asian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-asian="Cambria" fo:font-size="11pt" style:font-size-asian="11pt" style:font-size-complex="11pt" style:language-asian="en" style:country-asian="US"/>
    </style:style>
    <style:style style:name="P23" style:parent-style-name="Standard" style:family="paragraph">
      <style:text-properties style:font-name-asian="Cambria" fo:font-size="11pt" style:font-size-asian="11pt" style:font-size-complex="11pt" style:language-asian="en" style:country-asian="US"/>
    </style:style>
  </office:automatic-styles>
  <office:body>
    <office:text text:use-soft-page-breaks="true">
      <text:p text:style-name="P1">Tabs</text:p>
      <text:p text:style-name="Untertitel">Examples</text:p>
      <text:h text:style-name="Überschrift2" text:outline-level="2">Tab Left, default 1,5cm</text:h>
      <text:p text:style-name="Standard">X<text:tab/>xxxxxxxxx<text:tab/>xxxxxxxxxxxxx<text:tab/>xxxxxxxxx</text:p>
      <text:p text:style-name="Standard">Xxx<text:tab/>xx<text:tab/><text:tab/>xxx<text:tab/><text:tab/>xxx (used multiple tabs in some places)</text:p>
      <text:p text:style-name="Standard"/>
      <text:h text:style-name="Überschrift2" text:outline-level="2">Tab Left, hard coded (1cm, 3cm, 6cm, 8cm)</text:h>
      <text:p text:style-name="P2">X<text:tab/>xxx<text:tab/>xxx<text:tab/>xxx<text:tab/>xxx</text:p>
      <text:p text:style-name="P3">Xxx<text:tab/>xxxxxx<text:tab/>x<text:tab/>xxxxxxx<text:tab/>xxxxxxxxx</text:p>
      <text:p text:style-name="P4"/>
      <text:h text:style-name="Überschrift2" text:outline-level="2">Tab Left, hard coded, with fill characters</text:h>
      <text:p text:style-name="P5">X<text:tab/>xxx<text:tab/>xxx<text:tab/>xxx<text:tab/>xxx</text:p>
      <text:p text:style-name="P6">Xxx<text:tab/>xxxxxx<text:tab/>x<text:tab/>xxxxxxx<text:tab/>xxxxxxxxx</text:p>
      <text:h text:style-name="Überschrift2" text:outline-level="2"/>
      <text:h text:style-name="Überschrift2" text:outline-level="2">Tabs in Table</text:h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X<text:tab/>xxx<text:tab/>xxx<text:tab/>xxxxxxxx</text:p>
            <text:p text:style-name="P13">Xxxx<text:tab/>x<text:tab/>x<text:tab/>x</text:p>
          </table:table-cell>
          <table:table-cell table:style-name="TableCell14">
            <text:p text:style-name="P15">X<text:tab/>xxx<text:tab/>xxx<text:tab/>xxxxxxxx</text:p>
            <text:p text:style-name="P16">Xxxx<text:tab/>x<text:tab/>x<text:tab/>x</text:p>
          </table:table-cell>
        </table:table-row>
        <table:table-row table:style-name="TableRow17">
          <table:table-cell table:style-name="TableCell18">
            <text:p text:style-name="P19">X<text:tab/>xxx<text:tab/>xxx<text:tab/>xxxxxxxx</text:p>
            <text:p text:style-name="P20">Xxxx<text:tab/>x<text:tab/>x<text:tab/>x</text:p>
          </table:table-cell>
          <table:table-cell table:style-name="TableCell21">
            <text:p text:style-name="P22">X<text:tab/>xxx<text:tab/>xxx<text:tab/>xxxxxxxx</text:p>
            <text:p text:style-name="P23">Xxxx<text:tab/>x<text:tab/>x<text:tab/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909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style:font-name-complex="Times New Roman" fo:font-style="italic" style:font-style-asian="italic" style:font-style-complex="italic" fo:color="#4F81BD" fo:letter-spacing="0.0104in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Hollmichel</meta:initial-creator>
    <dc:creator>Olaf Felka</dc:creator>
    <meta:creation-date>2013-03-07T11:10:00Z</meta:creation-date>
    <dc:date>2013-03-07T11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49" meta:row-count="3" meta:non-whitespace-character-count="389"/>
  </office:meta>
</office:document-meta>
</file>